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>
      <style:text-properties fo:font-weight="normal" style:font-weight-asian="normal" style:font-weight-complex="normal"/>
    </style:style>
    <style:style style:name="P4" style:family="paragraph" style:parent-style-name="Text_20_body" style:list-style-name="L4">
      <style:text-properties fo:font-weight="normal" style:font-weight-asian="normal" style:font-weight-complex="normal"/>
    </style:style>
    <style:style style:name="P5" style:family="paragraph" style:parent-style-name="Text_20_body" style:list-style-name="L4"/>
    <style:style style:name="P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Bitstream Vera Sans"/>
    </style:style>
    <style:style style:name="T8" style:family="text">
      <style:text-properties style:font-name="Bitstream Vera Sans" fo:font-size="8pt" style:font-size-asian="8pt" style:font-size-complex="8pt"/>
    </style:style>
    <style:style style:name="T9" style:family="text">
      <style:text-properties style:font-name="Times New Roman" fo:font-size="8pt" style:font-size-asian="8pt" style:font-size-complex="8pt"/>
    </style:style>
    <style:style style:name="T10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uringmaschine</text:p>
      <text:p text:style-name="Text_20_body"><text:span text:style-name="T2">Alan Turing (1912 – 1954)</text:span></text:p>
      <text:list xml:id="list1904703079" text:style-name="L1">
        <text:list-item>
          <text:p text:style-name="P3">Logiker, Mathematiker, Kryptoanalytiker</text:p>
        </text:list-item>
        <text:list-item>
          <text:p text:style-name="P3">einer einflussreichsten Theoretiker der frühen Computerentwicklung und Informatik</text:p>
        </text:list-item>
        <text:list-item>
          <text:p text:style-name="P3">2. Weltkrieg fürs brit. Militär: Entschlüsselung der Enigma &amp; dt. Funksprüche</text:p>
        </text:list-item>
        <text:list-item>
          <text:p text:style-name="P3">1936: Turingmaschine</text:p>
        </text:list-item>
        <text:list-item>
          <text:p text:style-name="P3">1950: Turingtest (Test zur Intelligenz von Computerprogrammen)</text:p>
        </text:list-item>
        <text:list-item>
          <text:p text:style-name="P3">1953: Schachprogramm, mangels Rechenpower per Hand berechnet</text:p>
        </text:list-item>
        <text:list-item>
          <text:p text:style-name="P3">1954: Selbstmord nach „psychatrischer Behandlung“ durch Urteil („grobe Unzucht, sexuelle Perversion“ [Homosexualität])</text:p>
        </text:list-item>
        <text:list-item>
          <text:p text:style-name="P3">Turing-Award: Nobelpreis der Informatik</text:p>
        </text:list-item>
      </text:list>
      <text:p text:style-name="P1">Turingmaschine</text:p>
      <text:list xml:id="list1318287021" text:style-name="L4">
        <text:list-item>
          <text:p text:style-name="P4">1936 in „On Computable Numbers with an Application to the 'Entscheidungsproblem'“</text:p>
        </text:list-item>
        <text:list-item>
          <text:p text:style-name="P4">grundlegendes Konzept der Informatik</text:p>
        </text:list-item>
        <text:list-item>
          <text:p text:style-name="P4">simpler Aufbau: unendliches Speicherband, beweglicher Kopf</text:p>
          <text:list>
            <text:list-item>
              <text:p text:style-name="P4">Lesen, Schreiben, Bewegen</text:p>
            </text:list-item>
            <text:list-item>
              <text:p text:style-name="P4">→ alle mathematischen Grundoperationen abgedeckt</text:p>
            </text:list-item>
          </text:list>
        </text:list-item>
        <text:list-item>
          <text:p text:style-name="P4">Church-Turing-These: „Die Klasse der Turing-berechenbaren Funktionen ist genau die Klasse der intuitiv berechenbaren Funktionen.</text:p>
          <text:list>
            <text:list-item>
              <text:p text:style-name="P4">nicht mit Turingmaschine lösbar → generell nicht lösbar</text:p>
            </text:list-item>
          </text:list>
        </text:list-item>
        <text:list-item>
          <text:p text:style-name="P4">Formale Definition:</text:p>
          <text:list>
            <text:list-item>
              <text:p text:style-name="P4">Zustandsmenge, Eingabealphabet, Bandalphabet, Überführungsfunktion, Anfangszustand, Leerfeld-Zeichen, Menge akzeptierter Zustände</text:p>
            </text:list-item>
          </text:list>
        </text:list-item>
        <text:list-item>
          <text:p text:style-name="P4">Überführungsfunktion als Zustandstabelle darstellbar</text:p>
        </text:list-item>
        <text:list-item>
          <text:p text:style-name="P4">Für bestimmten Zustand werden folgende Operationen durchgeführt:</text:p>
          <text:list>
            <text:list-item>
              <text:p text:style-name="P4">Zeichen an aktueller Position lesen</text:p>
            </text:list-item>
            <text:list-item>
              <text:p text:style-name="P5"><text:span text:style-name="T5">neues Zeichen gemäß Überführungsfunktion schreiben,</text:span></text:p>
            </text:list-item>
            <text:list-item>
              <text:p text:style-name="P4">Kopf gemäß Überführungsfunktion bewegen (links, rechts)</text:p>
            </text:list-item>
            <text:list-item>
              <text:p text:style-name="P4">neuen Zustand speichern</text:p>
            </text:list-item>
          </text:list>
        </text:list-item>
        <text:list-item>
          <text:p text:style-name="P4">Beispiel „Zahlen verdoppeln“</text:p>
          <text:list>
            <text:list-item>
              <text:p text:style-name="P4">11000 → 11011</text:p>
            </text:list-item>
            <text:list-item>
              <text:p text:style-name="P4">6 Zustände, Anfangszustand s1 bis Endzustand s6 → 16 Schritte nötig</text:p>
            </text:list-item>
          </text:list>
        </text:list-item>
        <text:list-item>
          <text:p text:style-name="P4">Aufwand selbst für simple Rechnungen enorm, daher auch nur „Modell“</text:p>
          <text:list>
            <text:list-item>
              <text:p text:style-name="P4">Technische Umsetzbarkeit nicht möglich („unendlich langes Band“)</text:p>
            </text:list-item>
          </text:list>
        </text:list-item>
      </text:list>
      <text:p text:style-name="P2"/>
      <text:p text:style-name="P2">Folien online:<text:span text:style-name="T7"> </text:span><text:a xlink:type="simple" xlink:href="http://turingmaschine.heroku.com/"><text:span text:style-name="T7">http://turingmaschine.heroku.com/</text:span></text:a><text:span text:style-name="T7"><text:tab/><text:tab/><text:tab/> <text:s text:c="11"/></text:span><text:span text:style-name="T10">Dez 2010, Jan-Eri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-Erik Rediger</meta:initial-creator>
    <meta:creation-date>2010-12-03T15:50:05</meta:creation-date>
    <dc:date>2010-12-03T16:09:27</dc:date>
    <dc:creator>Jan-Erik Rediger</dc:creator>
    <meta:editing-duration>PT00H19M23S</meta:editing-duration>
    <meta:editing-cycles>9</meta:editing-cycles>
    <meta:generator>OpenOffice.org/3.2$Unix OpenOffice.org_project/320m19$Build-9505</meta:generator>
    <meta:document-statistic meta:table-count="0" meta:image-count="0" meta:object-count="0" meta:page-count="1" meta:paragraph-count="32" meta:word-count="226" meta:character-count="1756"/>
  </office:meta>
</office:document-meta>
</file>